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729fcf" loext:fill-use-slide-background="false" draw:textarea-horizontal-align="justify" draw:textarea-vertical-align="middle" draw:auto-grow-height="false" fo:min-height="16.644cm" fo:min-width="25.394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144cm" fo:min-width="23.394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144cm" fo:min-width="2.394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694cm" fo:min-width="19.644cm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9.644cm" fo:min-width="23.394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7.644cm" fo:min-width="15.394cm" fo:padding-top="0.178cm" fo:padding-bottom="0.178cm" fo:padding-left="0.303cm" fo:padding-right="0.303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4.644cm" fo:min-width="4.394cm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5.644cm" fo:min-width="4.394cm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666666" loext:fill-use-slide-background="false" draw:textarea-horizontal-align="justify" draw:textarea-vertical-align="middle" draw:auto-grow-height="false" fo:min-height="2.644cm" fo:min-width="4.394cm" fo:padding-top="0.178cm" fo:padding-bottom="0.178cm" fo:padding-left="0.303cm" fo:padding-right="0.303cm" loext:decorative="fals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cm" svg:height="17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0.5cm" svg:x="4.1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0.25cm" svg:height="1.05cm" svg:x="4.75cm" svg:y="5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0.5cm" svg:x="23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0.5cm" svg:x="19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0.5cm" svg:x="21cm" svg:y="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4cm" svg:height="10cm" svg:x="3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8cm" svg:x="10cm" svg:y="9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2" draw:layer="layout" svg:width="5cm" svg:height="5cm" svg:x="4cm" svg:y="9cm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5cm" svg:y1="10cm" svg:x2="8cm" svg:y2="10cm">
            <text:p/>
          </draw:line>
          <draw:line draw:style-name="gr9" draw:text-style-name="P2" draw:layer="layout" svg:x1="5cm" svg:y1="11cm" svg:x2="8cm" svg:y2="11cm">
            <text:p/>
          </draw:line>
          <draw:line draw:style-name="gr9" draw:text-style-name="P2" draw:layer="layout" svg:x1="5cm" svg:y1="12cm" svg:x2="8cm" svg:y2="12cm">
            <text:p/>
          </draw:line>
          <draw:line draw:style-name="gr9" draw:text-style-name="P2" draw:layer="layout" svg:x1="5cm" svg:y1="13cm" svg:x2="8cm" svg:y2="13cm">
            <text:p/>
          </draw:line>
        </draw:g>
        <draw:g draw:style-name="gr7">
          <draw:custom-shape draw:style-name="gr10" draw:text-style-name="P2" draw:layer="layout" svg:width="5cm" svg:height="6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cm" svg:height="3cm" svg:x="12cm" svg:y="10cm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13cm" svg:y1="14cm" svg:x2="16cm" svg:y2="14cm">
            <text:p/>
          </draw:line>
          <draw:line draw:style-name="gr9" draw:text-style-name="P2" draw:layer="layout" svg:x1="13cm" svg:y1="15cm" svg:x2="15cm" svg:y2="15cm">
            <text:p/>
          </draw:line>
        </draw:g>
        <draw:g draw:style-name="gr7">
          <draw:custom-shape draw:style-name="gr10" draw:text-style-name="P2" draw:layer="layout" svg:width="5cm" svg:height="6cm" svg:x="19cm" svg:y="10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cm" svg:height="3cm" svg:x="19cm" svg:y="10cm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20cm" svg:y1="14cm" svg:x2="23cm" svg:y2="14cm">
            <text:p/>
          </draw:line>
          <draw:line draw:style-name="gr9" draw:text-style-name="P2" draw:layer="layout" svg:x1="20cm" svg:y1="15cm" svg:x2="22cm" svg:y2="1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11:23:58.369459715</meta:creation-date>
    <dc:date>2025-09-14T12:11:06.992645387</dc:date>
    <meta:editing-duration>PT1M16S</meta:editing-duration>
    <meta:editing-cycles>1</meta:editing-cycles>
    <meta:generator>LibreOffice/24.2.7.2$Linux_X86_64 LibreOffice_project/420$Build-2</meta:generator>
    <meta:document-statistic meta:object-count="25"/>
  </office:meta>
</office:document-meta>
</file>